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0782291666667cm" style:use-optimal-column-width="true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C3302EW - Long term health problem or disability by health by sex by 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S Crown Copyright Reserved [from Nomis on 18 December 2018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pulation :</text:p>
          </table:table-cell>
          <table:table-cell office:value-type="string" table:style-name="ce1">
            <text:p>All usual residents in househol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s <text:s text:c="5"/>:</text:p>
          </table:table-cell>
          <table:table-cell office:value-type="string" table:style-name="ce1">
            <text:p>Pers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 <text:s text:c="6"/>:</text:p>
          </table:table-cell>
          <table:table-cell office:value-type="float" office:value="2011" table:style-name="ce1">
            <text:p>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 <text:s text:c="7"/>:</text:p>
          </table:table-cell>
          <table:table-cell office:value-type="string" table:style-name="ce1">
            <text:p>Males,Fem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:</text:p>
          </table:table-cell>
          <table:table-cell office:value-type="string" table:style-name="ce1">
            <text:p>Day-to-day activities limited a lot,Day-to-day activities limited a little,Day-to-day activities not limited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avi Raja</meta:initial-creator>
    <dc:creator>Ravi Raja</dc:creator>
    <meta:creation-date>2018-12-18T17:26:25Z</meta:creation-date>
    <dc:date>2018-12-18T17:33:16Z</dc:date>
  </office:meta>
</office:document-meta>
</file>